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Java NIO (New I/O) বিস্তারিত বর্ণনা</text:h>
      <text:p text:style-name="Text_20_body">Java NIO (New I/O) হল একটি আধুনিক API যা Java প্রোগ্রামে উচ্চ কর্মক্ষমতা সম্পন্ন ইনপুট এবং আউটপুট (I/O) অপারেশন পরিচালনা করার জন্য ব্যবহৃত হয়। এটি Java 1.4 এ চালু হয়েছিল এবং পরবর্তী সংস্করণগুলিতে, বিশেষ করে Java 7 এ NIO.2 নামে পরিচিতভাবে উন্নত করা হয়েছিল। NIO মূলত নন-ব্লকিং I/O, বাফার, চ্যানেল, এবং সিলেক্টরের মতো প্রধান বৈশিষ্ট্যগুলির উপর ভিত্তি করে কাজ করে।</text:p>
      <text:h text:style-name="Heading_20_3" text:outline-level="3">NIO এর প্রধান বৈশিষ্ট্যসমূহ</text:h>
      <text:list text:style-name="L1">
        <text:list-item>
          <text:p text:style-name="P4"><text:span text:style-name="Strong_20_Emphasis">Non-blocking I/O:</text:span></text:p>
          <text:list>
            <text:list-item>
              <text:p text:style-name="P5">NIO আপনাকে নন-ব্লকিং I/O অপারেশন পরিচালনা করতে দেয়। এর মানে হল যে একটি থ্রেড I/O অপারেশনের জন্য অপেক্ষা করবে না, এটি অবিলম্বে কার্যকর হবে এবং থ্রেডটি অন্যান্য কাজ করতে সক্ষম হবে।</text:p>
            </text:list-item>
          </text:list>
        </text:list-item>
        <text:list-item>
          <text:p text:style-name="P4"><text:span text:style-name="Strong_20_Emphasis">Selectors:</text:span></text:p>
          <text:list>
            <text:list-item>
              <text:p text:style-name="P5"><text:span text:style-name="Source_20_Text">Selector</text:span> হল NIO তে ব্যবহৃত একটি উপাদান যা একাধিক চ্যানেল মনিটর করতে সক্ষম। এটি নির্ধারণ করতে পারে কোন চ্যানেল I/O অপারেশনের জন্য প্রস্তুত এবং এটি থ্রেড সংখ্যা কমিয়ে কার্যকারিতা বৃদ্ধি করে।</text:p>
            </text:list-item>
          </text:list>
        </text:list-item>
        <text:list-item>
          <text:p text:style-name="P4"><text:span text:style-name="Strong_20_Emphasis">Buffers:</text:span></text:p>
          <text:list>
            <text:list-item>
              <text:p text:style-name="P5">NIO তে সমস্ত ডেটা একটি <text:span text:style-name="Source_20_Text">Buffer</text:span> এ সংরক্ষিত হয়। <text:span text:style-name="Source_20_Text">Buffer</text:span> হল মেমোরির একটি নির্দিষ্ট এলাকা যা I/O অপারেশনের জন্য ব্যবহার করা হয়। উদাহরণস্বরূপ, <text:span text:style-name="Source_20_Text">ByteBuffer</text:span>, <text:span text:style-name="Source_20_Text">CharBuffer</text:span>, ইত্যাদি বিভিন্ন ধরনের বাফার রয়েছে।</text:p>
            </text:list-item>
          </text:list>
        </text:list-item>
        <text:list-item>
          <text:p text:style-name="P4"><text:span text:style-name="Strong_20_Emphasis">Channels:</text:span></text:p>
          <text:list>
            <text:list-item>
              <text:p text:style-name="P5">চ্যানেল হল ডেটা প্রবাহের জন্য একটি মাধ্যম। চ্যানেলগুলি স্ট্রীমের মতো কাজ করে, কিন্তু দ্বিমুখী হয় এবং তারা ডেটা পাঠানোর এবং গ্রহণ করার জন্য বাফারের সাথে কাজ করতে পারে। <text:span text:style-name="Source_20_Text">FileChannel</text:span>, <text:span text:style-name="Source_20_Text">SocketChannel</text:span>, <text:span text:style-name="Source_20_Text">ServerSocketChannel</text:span>, এবং <text:span text:style-name="Source_20_Text">DatagramChannel</text:span> হল কিছু সাধারণ চ্যানেল।</text:p>
            </text:list-item>
          </text:list>
        </text:list-item>
        <text:list-item>
          <text:p text:style-name="P4"><text:span text:style-name="Strong_20_Emphasis">Charsets and Encoders/Decoders:</text:span></text:p>
          <text:list>
            <text:list-item>
              <text:p text:style-name="P4"><text:span text:style-name="Source_20_Text">Charset</text:span> এবং এর সাথে সম্পর্কিত <text:span text:style-name="Source_20_Text">CharsetEncoder</text:span>, <text:span text:style-name="Source_20_Text">CharsetDecoder</text:span> এর মাধ্যমে ডেটা এনকোড এবং ডিকোড করা যায়। এটি বিভিন্ন ক্যারেক্টার সেটের মধ্যে রূপান্তর করার জন্য ব্যবহৃত হয়।</text:p>
            </text:list-item>
          </text:list>
        </text:list-item>
      </text:list>
      <text:h text:style-name="Heading_20_3" text:outline-level="3">Java NIO এর উপাদানসমূহ</text:h>
      <text:list text:style-name="L2">
        <text:list-item>
          <text:p text:style-name="P6"><text:span text:style-name="Strong_20_Emphasis">Buffers:</text:span></text:p>
          <text:list>
            <text:list-item>
              <text:p text:style-name="P7"><text:span text:style-name="Source_20_Text">Buffer</text:span> হল একটি মেমোরি ব্লক যেখানে ডেটা অস্থায়ীভাবে সংরক্ষণ করা হয়। উদাহরণস্বরূপ, <text:span text:style-name="Source_20_Text">ByteBuffer</text:span>, <text:span text:style-name="Source_20_Text">CharBuffer</text:span>, <text:span text:style-name="Source_20_Text">IntBuffer</text:span> ইত্যাদি। এটি পড়া এবং লেখার জন্য আলাদাভাবে প্রস্তুত করা যায়।</text:p>
            </text:list-item>
          </text:list>
        </text:list-item>
        <text:list-item>
          <text:p text:style-name="P6"><text:span text:style-name="Strong_20_Emphasis">Channels:</text:span></text:p>
          <text:list>
            <text:list-item>
              <text:p text:style-name="P7"><text:span text:style-name="Source_20_Text">Channel</text:span> হল ডেটা প্রবাহের পথ। চ্যানেলগুলি বাফারের সাথে কাজ করে এবং ডেটা পাঠানোর এবং গ্রহণ করার জন্য ব্যবহৃত হয়। NIO তে কিছু সাধারণ চ্যানেল হল <text:span text:style-name="Source_20_Text">FileChannel</text:span>, <text:span text:style-name="Source_20_Text">SocketChannel</text:span>, <text:span text:style-name="Source_20_Text">ServerSocketChannel</text:span>, এবং <text:span text:style-name="Source_20_Text">DatagramChannel</text:span>।</text:p>
            </text:list-item>
          </text:list>
        </text:list-item>
        <text:list-item>
          <text:p text:style-name="P6"><text:soft-page-break/><text:span text:style-name="Strong_20_Emphasis">Selectors:</text:span></text:p>
          <text:list>
            <text:list-item>
              <text:p text:style-name="P7"><text:span text:style-name="Source_20_Text">Selector</text:span> হল একটি উপাদান যা একাধিক চ্যানেলের উপর নজর রাখে এবং নির্ধারণ করে কোন চ্যানেলটি অপারেশনের জন্য প্রস্তুত। এটি একাধিক নেটওয়ার্ক সংযোগ পরিচালনার জন্য খুবই কার্যকরী।</text:p>
            </text:list-item>
          </text:list>
        </text:list-item>
        <text:list-item>
          <text:p text:style-name="P6"><text:span text:style-name="Strong_20_Emphasis">Scatter/Gather:</text:span></text:p>
          <text:list>
            <text:list-item>
              <text:p text:style-name="P6"><text:span text:style-name="Source_20_Text">Scatter/Gather</text:span> হল একটি প্রক্রিয়া যেখানে ডেটা একাধিক বাফারে ছড়িয়ে দেওয়া বা একাধিক বাফার থেকে সংগ্রহ করা হয়। এটি বিশেষভাবে উপযোগী যেখানে ডেটা বিভিন্ন অংশে বিভক্ত করা প্রয়োজন।</text:p>
            </text:list-item>
          </text:list>
        </text:list-item>
      </text:list>
      <text:h text:style-name="Heading_20_3" text:outline-level="3">উদাহরণ</text:h>
      <text:p text:style-name="Text_20_body">নীচে একটি উদাহরণ দেওয়া হলো, যেখানে একটি ফাইল থেকে ডেটা পড়া এবং তা কনসোলে প্রিন্ট করা হচ্ছে:</text:p>
      <text:p text:style-name="Preformatted_20_Text">java</text:p>
      <text:p text:style-name="Preformatted_20_Text">Copy code</text:p>
      <text:p text:style-name="P1"><text:span text:style-name="Source_20_Text">import java.io.IOException;</text:span></text:p>
      <text:p text:style-name="P2"><text:span text:style-name="Source_20_Text">import java.nio.ByteBuffer;</text:span></text:p>
      <text:p text:style-name="P2"><text:span text:style-name="Source_20_Text">import java.nio.channels.FileChannel;</text:span></text:p>
      <text:p text:style-name="P2"><text:span text:style-name="Source_20_Text">import java.nio.file.Path;</text:span></text:p>
      <text:p text:style-name="P2"><text:span text:style-name="Source_20_Text">import java.nio.file.StandardOpenOption;</text:span></text:p>
      <text:p text:style-name="P2"/>
      <text:p text:style-name="P2"><text:span text:style-name="Source_20_Text">public class NIO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try {</text:span></text:p>
      <text:p text:style-name="P2"><text:span text:style-name="Source_20_Text"><text:s text:c="12"/>// ফাইলের পাথ নির্ধারণ করা</text:span></text:p>
      <text:p text:style-name="P2"><text:span text:style-name="Source_20_Text"><text:s text:c="12"/>Path path = Path.of("example.txt");</text:span></text:p>
      <text:p text:style-name="P2"/>
      <text:p text:style-name="P2"><text:span text:style-name="Source_20_Text"><text:s text:c="12"/>// ফাইল চ্যানেল খুলুন</text:span></text:p>
      <text:p text:style-name="P2"><text:span text:style-name="Source_20_Text"><text:s text:c="12"/>FileChannel fileChannel = FileChannel.open(path, StandardOpenOption.READ);</text:span></text:p>
      <text:p text:style-name="P2"/>
      <text:p text:style-name="P2"><text:span text:style-name="Source_20_Text"><text:s text:c="12"/>// বাফার তৈরি করা</text:span></text:p>
      <text:p text:style-name="P2"><text:span text:style-name="Source_20_Text"><text:s text:c="12"/>ByteBuffer buffer = ByteBuffer.allocate(1024);</text:span></text:p>
      <text:p text:style-name="P2"/>
      <text:p text:style-name="P2"><text:span text:style-name="Source_20_Text"><text:s text:c="12"/>// ফাইল থেকে ডেটা পড়া</text:span></text:p>
      <text:p text:style-name="P2"><text:span text:style-name="Source_20_Text"><text:s text:c="12"/>int bytesRead = fileChannel.read(buffer);</text:span></text:p>
      <text:p text:style-name="P2"/>
      <text:p text:style-name="P2"><text:span text:style-name="Source_20_Text"><text:s text:c="12"/>// যতক্ষণ পর্যন্ত ডেটা পড়া যাচ্ছে</text:span></text:p>
      <text:p text:style-name="P2"><text:span text:style-name="Source_20_Text"><text:s text:c="12"/>while (bytesRead != -1) {</text:span></text:p>
      <text:p text:style-name="P2"><text:span text:style-name="Source_20_Text"><text:s text:c="16"/>buffer.flip(); // বাফারকে পড়ার জন্য প্রস্তুত করা</text:span></text:p>
      <text:p text:style-name="P2"/>
      <text:p text:style-name="P2"><text:span text:style-name="Source_20_Text"><text:s text:c="16"/>// বাফার থেকে ডেটা পড়া এবং প্রিন্ট করা</text:span></text:p>
      <text:p text:style-name="P2"><text:span text:style-name="Source_20_Text"><text:s text:c="16"/>while (buffer.hasRemaining()) {</text:span></text:p>
      <text:p text:style-name="P2"><text:span text:style-name="Source_20_Text"><text:s text:c="20"/>System.out.print((char) buffer.get());</text:span></text:p>
      <text:p text:style-name="P2"><text:span text:style-name="Source_20_Text"><text:s text:c="16"/>}</text:span></text:p>
      <text:p text:style-name="P2"/>
      <text:p text:style-name="P2"><text:span text:style-name="Source_20_Text"><text:s text:c="16"/>buffer.clear(); // বাফারকে লেখার জন্য প্রস্তুত করা</text:span></text:p>
      <text:p text:style-name="P2"><text:span text:style-name="Source_20_Text"><text:s text:c="16"/>bytesRead = fileChannel.read(buffer); // পুনরায় ফাইল থেকে ডেটা পড়া</text:span></text:p>
      <text:p text:style-name="P2"><text:span text:style-name="Source_20_Text"><text:s text:c="12"/>}</text:span></text:p>
      <text:p text:style-name="P2"/>
      <text:p text:style-name="P2"><text:span text:style-name="Source_20_Text"><text:s text:c="12"/>// ফাইল চ্যানেল বন্ধ করা</text:span></text:p>
      <text:p text:style-name="P2"><text:span text:style-name="Source_20_Text"><text:s text:c="12"/>fileChannel.close();</text:span></text:p>
      <text:p text:style-name="P2"><text:span text:style-name="Source_20_Text"><text:s text:c="8"/>} catch (IOException e) {</text:span></text:p>
      <text:p text:style-name="P2"><text:span text:style-name="Source_20_Text"><text:s text:c="12"/>e.printStackTrace()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h text:style-name="Heading_20_3" text:outline-level="3"><text:soft-page-break/>কোড ব্যাখ্যা:</text:h>
      <text:list text:style-name="L3">
        <text:list-item>
          <text:p text:style-name="P8"><text:span text:style-name="Strong_20_Emphasis">Path নির্ধারণ:</text:span></text:p>
          <text:list>
            <text:list-item>
              <text:p text:style-name="P9"><text:span text:style-name="Source_20_Text">Path.of("example.txt");</text:span> এর মাধ্যমে আমরা একটি ফাইলের পাথ তৈরি করেছি, যেখান থেকে ডেটা পড়া হবে।</text:p>
            </text:list-item>
          </text:list>
        </text:list-item>
        <text:list-item>
          <text:p text:style-name="P8"><text:span text:style-name="Strong_20_Emphasis">FileChannel খোলা:</text:span></text:p>
          <text:list>
            <text:list-item>
              <text:p text:style-name="P9"><text:span text:style-name="Source_20_Text">FileChannel.open(path, StandardOpenOption.READ);</text:span> এর মাধ্যমে আমরা ফাইল থেকে পড়ার জন্য একটি <text:span text:style-name="Source_20_Text">FileChannel</text:span> খুলেছি।</text:p>
            </text:list-item>
          </text:list>
        </text:list-item>
        <text:list-item>
          <text:p text:style-name="P8"><text:span text:style-name="Strong_20_Emphasis">ByteBuffer তৈরি:</text:span></text:p>
          <text:list>
            <text:list-item>
              <text:p text:style-name="P9"><text:span text:style-name="Source_20_Text">ByteBuffer.allocate(1024);</text:span> এর মাধ্যমে একটি বাফার তৈরি করা হয়েছে, যা 1024 বাইট পর্যন্ত ডেটা সংরক্ষণ করতে পারে।</text:p>
            </text:list-item>
          </text:list>
        </text:list-item>
        <text:list-item>
          <text:p text:style-name="P8"><text:span text:style-name="Strong_20_Emphasis">ডেটা পড়া:</text:span></text:p>
          <text:list>
            <text:list-item>
              <text:p text:style-name="P9"><text:span text:style-name="Source_20_Text">fileChannel.read(buffer);</text:span> এর মাধ্যমে আমরা ফাইল থেকে বাফারে ডেটা পড়েছি।</text:p>
            </text:list-item>
          </text:list>
        </text:list-item>
        <text:list-item>
          <text:p text:style-name="P8"><text:span text:style-name="Strong_20_Emphasis">বাফার থেকে ডেটা প্রিন্ট করা:</text:span></text:p>
          <text:list>
            <text:list-item>
              <text:p text:style-name="P9"><text:span text:style-name="Source_20_Text">buffer.flip();</text:span> এর মাধ্যমে বাফারকে পড়ার জন্য প্রস্তুত করা হয়েছে, এবং <text:span text:style-name="Source_20_Text">buffer.get();</text:span> এর মাধ্যমে ডেটা প্রিন্ট করা হয়েছে।</text:p>
            </text:list-item>
          </text:list>
        </text:list-item>
        <text:list-item>
          <text:p text:style-name="P8"><text:span text:style-name="Strong_20_Emphasis">ফাইল চ্যানেল বন্ধ করা:</text:span></text:p>
          <text:list>
            <text:list-item>
              <text:p text:style-name="P8">সবকিছু সম্পন্ন হলে, <text:span text:style-name="Source_20_Text">fileChannel.close();</text:span> এর মাধ্যমে ফাইল চ্যানেল বন্ধ করা হয়েছে।</text:p>
            </text:list-item>
          </text:list>
        </text:list-item>
      </text:list>
      <text:h text:style-name="Heading_20_3" text:outline-level="3">উপসংহার</text:h>
      <text:p text:style-name="Text_20_body">Java NIO হল একটি শক্তিশালী এবং কার্যকর I/O API যা বিশেষভাবে উচ্চ কর্মক্ষমতা সম্পন্ন অ্যাপ্লিকেশন তৈরি করতে সহায়ক। এটি বিশেষভাবে প্রয়োজন যেখানে আপনি নন-ব্লকিং I/O, একাধিক চ্যানেল পরিচালনা, এবং উচ্চ মানের ডেটা প্রক্রিয়াকরণের জন্য কাজ করতে চান।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283in" fo:margin-bottom="0.363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16:33:11.781457133</dc:date>
    <meta:editing-duration>PT1M33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74" meta:word-count="656" meta:character-count="3632" meta:non-whitespace-character-count="2764"/>
  </office:meta>
</office:document-meta>
</file>